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Unicode MS1" svg:font-family="'Arial Unicode MS'"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Palatino Linotype" fo:font-size="16pt" fo:language="en" fo:country="US" fo:font-style="normal" style:text-underline-style="none" fo:font-weight="bold" officeooo:rsid="0019e038" officeooo:paragraph-rsid="0036c28f" style:text-blinking="false" fo:background-color="transparent" style:font-size-asian="16pt" style:font-weight-asian="bold" style:font-size-complex="16pt" style:font-weight-complex="bold"/>
    </style:style>
    <style:style style:name="P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2pt" fo:language="en" fo:country="US" fo:font-style="normal" style:text-underline-style="none" fo:font-weight="bold" style:text-blinking="false" fo:background-color="transparent" style:font-size-asian="12pt" style:font-weight-asian="bold" style:font-size-complex="12pt" style:font-weight-complex="bold"/>
    </style:style>
    <style:style style:name="P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rsid="0011475d" officeooo:paragraph-rsid="0011475d" style:text-blinking="false" fo:background-color="transparent"/>
    </style:style>
    <style:style style:name="P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rsid="002c78db" officeooo:paragraph-rsid="001455f6" style:text-blinking="false" fo:background-color="transparent"/>
    </style:style>
    <style:style style:name="P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rsid="003577d4" officeooo:paragraph-rsid="003577d4" style:text-blinking="false" fo:background-color="transparent"/>
    </style:style>
    <style:style style:name="P6"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rsid="003577d4" officeooo:paragraph-rsid="003577d4" style:text-blinking="false" fo:background-color="transparent"/>
    </style:style>
    <style:style style:name="P7"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rsid="003577d4" officeooo:paragraph-rsid="003a925c" style:text-blinking="false" fo:background-color="transparent"/>
    </style:style>
    <style:style style:name="P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rsid="00388e8b" officeooo:paragraph-rsid="00388e8b" style:text-blinking="false" fo:background-color="transparent"/>
    </style:style>
    <style:style style:name="P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rsid="003a925c" officeooo:paragraph-rsid="003a925c" style:text-blinking="false" fo:background-color="transparent"/>
    </style:style>
    <style:style style:name="P1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rsid="003ceccb" officeooo:paragraph-rsid="003ceccb" style:text-blinking="false" fo:background-color="transparent"/>
    </style:style>
    <style:style style:name="P1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rsid="003eab53" officeooo:paragraph-rsid="003eab53" style:text-blinking="false" fo:background-color="transparent"/>
    </style:style>
    <style:style style:name="P1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style:text-blinking="false" fo:background-color="transparent"/>
    </style:style>
    <style:style style:name="P1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paragraph-rsid="001ad8d5" style:text-blinking="false" fo:background-color="transparent"/>
    </style:style>
    <style:style style:name="P1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paragraph-rsid="0020c414" style:text-blinking="false" fo:background-color="transparent"/>
    </style:style>
    <style:style style:name="P1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paragraph-rsid="002486d4" style:text-blinking="false" fo:background-color="transparent"/>
    </style:style>
    <style:style style:name="P1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paragraph-rsid="0024ab1f" style:text-blinking="false" fo:background-color="transparent"/>
    </style:style>
    <style:style style:name="P1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paragraph-rsid="001455f6" style:text-blinking="false" fo:background-color="transparent"/>
    </style:style>
    <style:style style:name="P1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paragraph-rsid="002f1964" style:text-blinking="false" fo:background-color="transparent"/>
    </style:style>
    <style:style style:name="P1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paragraph-rsid="003a925c" style:text-blinking="false" fo:background-color="transparent"/>
    </style:style>
    <style:style style:name="P20"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paragraph-rsid="0020c414" style:text-blinking="false" fo:background-color="transparent"/>
    </style:style>
    <style:style style:name="P21"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Palatino Linotype" fo:font-size="11pt" fo:language="en" fo:country="US" fo:font-style="normal" style:text-underline-style="none" fo:font-weight="normal" officeooo:paragraph-rsid="001f7c87" style:text-blinking="false" fo:background-color="transparent"/>
    </style:style>
    <style:style style:name="P22" style:family="paragraph" style:parent-style-name="Text_20_body">
      <style:paragraph-properties fo:line-height="100%" fo:text-align="justify" style:justify-single-word="false"/>
      <style:text-properties style:font-name="Palatino Linotype" fo:language="en" fo:country="US" officeooo:rsid="003eab53" officeooo:paragraph-rsid="003eab53"/>
    </style:style>
    <style:style style:name="P23" style:family="paragraph" style:parent-style-name="Text_20_body">
      <style:paragraph-properties fo:line-height="100%" fo:text-align="justify" style:justify-single-word="false"/>
      <style:text-properties style:font-name="Palatino Linotype" fo:language="en" fo:country="US"/>
    </style:style>
    <style:style style:name="P24"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Palatino Linotype" fo:font-size="11pt" fo:language="en" fo:country="US" fo:font-style="normal" style:text-underline-style="none" fo:font-weight="normal" officeooo:rsid="003fc487" officeooo:paragraph-rsid="003fc487" style:text-blinking="false" fo:background-color="transparent"/>
    </style:style>
    <style:style style:name="T1" style:family="text">
      <style:text-properties officeooo:rsid="0010160d"/>
    </style:style>
    <style:style style:name="T2" style:family="text">
      <style:text-properties officeooo:rsid="0012dfc2"/>
    </style:style>
    <style:style style:name="T3" style:family="text">
      <style:text-properties officeooo:rsid="001ad8d5"/>
    </style:style>
    <style:style style:name="T4" style:family="text">
      <style:text-properties officeooo:rsid="001e05fe"/>
    </style:style>
    <style:style style:name="T5" style:family="text">
      <style:text-properties officeooo:rsid="001f7c87"/>
    </style:style>
    <style:style style:name="T6" style:family="text">
      <style:text-properties style:text-position="sub 58%" officeooo:rsid="00229870"/>
    </style:style>
    <style:style style:name="T7" style:family="text">
      <style:text-properties style:text-position="0% 100%" officeooo:rsid="001f7c87"/>
    </style:style>
    <style:style style:name="T8" style:family="text">
      <style:text-properties style:text-position="0% 100%" officeooo:rsid="002486d4"/>
    </style:style>
    <style:style style:name="T9" style:family="text">
      <style:text-properties officeooo:rsid="0020c414"/>
    </style:style>
    <style:style style:name="T10" style:family="text">
      <style:text-properties officeooo:rsid="0020e577"/>
    </style:style>
    <style:style style:name="T11" style:family="text">
      <style:text-properties officeooo:rsid="00229870"/>
    </style:style>
    <style:style style:name="T12" style:family="text">
      <style:text-properties officeooo:rsid="002486d4"/>
    </style:style>
    <style:style style:name="T13" style:family="text">
      <style:text-properties officeooo:rsid="0024ab1f"/>
    </style:style>
    <style:style style:name="T14" style:family="text">
      <style:text-properties officeooo:rsid="0029f641"/>
    </style:style>
    <style:style style:name="T15" style:family="text">
      <style:text-properties fo:color="#2a6099" fo:font-style="italic" style:font-style-asian="italic" style:font-style-complex="italic"/>
    </style:style>
    <style:style style:name="T16" style:family="text">
      <style:text-properties fo:color="#2a6099" fo:font-style="italic" officeooo:rsid="00339e34" style:font-style-asian="italic" style:font-style-complex="italic"/>
    </style:style>
    <style:style style:name="T17" style:family="text">
      <style:text-properties officeooo:rsid="002f1964"/>
    </style:style>
    <style:style style:name="T18" style:family="text">
      <style:text-properties officeooo:rsid="002f618b"/>
    </style:style>
    <style:style style:name="T19" style:family="text">
      <style:text-properties officeooo:rsid="003127af"/>
    </style:style>
    <style:style style:name="T20" style:family="text">
      <style:text-properties officeooo:rsid="00331366"/>
    </style:style>
    <style:style style:name="T21" style:family="text">
      <style:text-properties officeooo:rsid="00339e34"/>
    </style:style>
    <style:style style:name="T22" style:family="text">
      <style:text-properties officeooo:rsid="0033b1ae"/>
    </style:style>
    <style:style style:name="T23" style:family="text">
      <style:text-properties officeooo:rsid="003577d4"/>
    </style:style>
    <style:style style:name="T24" style:family="text">
      <style:text-properties officeooo:rsid="0036d537"/>
    </style:style>
    <style:style style:name="T25" style:family="text">
      <style:text-properties officeooo:rsid="00388e8b"/>
    </style:style>
    <style:style style:name="T26" style:family="text">
      <style:text-properties officeooo:rsid="003a1b26"/>
    </style:style>
    <style:style style:name="T27" style:family="text">
      <style:text-properties officeooo:rsid="003a925c"/>
    </style:style>
    <style:style style:name="T28" style:family="text">
      <style:text-properties officeooo:rsid="003acc05"/>
    </style:style>
    <style:style style:name="T29" style:family="text">
      <style:text-properties officeooo:rsid="003ceccb"/>
    </style:style>
    <style:style style:name="T30" style:family="text">
      <style:text-properties officeooo:rsid="003eab53"/>
    </style:style>
    <style:style style:name="T31" style:family="text">
      <style:text-properties officeooo:rsid="003fc487"/>
    </style:style>
    <style:style style:name="T32" style:family="text">
      <style:text-properties officeooo:rsid="0041952b"/>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padding="0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3">A </text:span>Macroscopically Estimating<text:span text:style-name="T23"> </text:span>Model <text:span text:style-name="T23">with</text:span> Endogeneity <text:span text:style-name="T23">considered</text:span> <text:span text:style-name="T23">for</text:span> Lane-mean Speeds and Speed Deviations (Proposal)</text:p>
      <text:p text:style-name="P23"/>
      <text:p text:style-name="P2">Background</text:p>
      <text:p text:style-name="P13">Some transportation <text:span text:style-name="T3">data</text:span> are best modeled by a system of structural equations, including average vehicle speeds by lane and speeds deviations. In multi-lane traffic, the interrelation between <text:span text:style-name="T3">lane mean vehicle speed</text:span> and the speeds in adjacent lanes cannot be omitted as it influences a lot to the estimation of lane-mean speeds. <text:span text:style-name="T3">And</text:span> while modeling lane-speed deviations, V. Shankar and F. Mannering (1998) <text:span text:style-name="T3">reveals that both</text:span> adjacent lane speed deviations and <text:span text:style-name="T3">adjacent</text:span> lane speed<text:span text:style-name="T3">s are</text:span> very important. <text:span text:style-name="T3">So when estimating the mean speeds of lanes in a multi-lane road, adjacent speeds serve as independent variables in the equations to build up a precise model. Similarly, when it turns to speed deviations, both speeds and speed deviations in adjacent lanes are included in independent variables dataset.</text:span></text:p>
      <text:p text:style-name="P12">However, a latently serious estimation issue arises in the interrelated systems of equations <text:span text:style-name="T5">if</text:span> ordinary least squares (OLS) <text:span text:style-name="T5">is employed to estimate equations separately and their interrelated structure is not considered</text:span>. Because the uncorrelatedness of regressors and disturbances assumption <text:span text:style-name="T5">of OLS</text:span> is violated since one or more independent variables are <text:bookmark-start text:name="__DdeLink__67_3524026793"/>endogenous<text:bookmark-end text:name="__DdeLink__67_3524026793"/> and therefore leading to <text:span text:style-name="T4">biased and incorrect</text:span> estimation results.</text:p>
      <text:p text:style-name="P14">For example, in a<text:span text:style-name="T4">n</text:span> interrelated system of equations for estimating lane mean speeds in two-lane traffic, the model by OLS is like the following linear form <text:span text:style-name="T23">(the subscript for observation number is not shown)</text:span>,</text:p>
      <text:p text:style-name="P20"><text:span text:style-name="T7"><draw:frame draw:style-name="fr1" draw:name="对象1" text:anchor-type="as-char" svg:y="-0.377cm" svg:width="3.755cm" svg:height="0.531cm" draw:z-index="0"><draw:object xlink:href="./Object 1" xlink:type="simple" xlink:show="embed" xlink:actuate="onLoad"/><draw:image xlink:href="./ObjectReplacements/Object 1" xlink:type="simple" xlink:show="embed" xlink:actuate="onLoad"/></draw:frame></text:span><text:span text:style-name="T8">(1)</text:span></text:p>
      <text:p text:style-name="P21"><draw:frame draw:style-name="fr1" draw:name="对象2" text:anchor-type="as-char" svg:y="-0.377cm" svg:width="3.759cm" svg:height="0.531cm" draw:z-index="1"><draw:object xlink:href="./Object 2" xlink:type="simple" xlink:show="embed" xlink:actuate="onLoad"/><draw:image xlink:href="./ObjectReplacements/Object 2" xlink:type="simple" xlink:show="embed" xlink:actuate="onLoad"/><svg:desc>公式</svg:desc></draw:frame><text:span text:style-name="T12">(2)</text:span></text:p>
      <text:p text:style-name="P12">where<draw:frame draw:style-name="fr1" draw:name="对象17" text:anchor-type="as-char" svg:y="-0.377cm" svg:width="0.499cm" svg:height="0.531cm" draw:z-index="15"><draw:object xlink:href="./Object 17" xlink:type="simple" xlink:show="embed" xlink:actuate="onLoad"/><draw:image xlink:href="./ObjectReplacements/Object 17" xlink:type="simple" xlink:show="embed" xlink:actuate="onLoad"/></draw:frame><text:span text:style-name="T24">is the lane-mean speed of lane</text:span><text:span text:style-name="T24"><draw:frame draw:style-name="fr1" draw:name="对象18" text:anchor-type="as-char" svg:y="-0.377cm" svg:width="0.339cm" svg:height="0.467cm" draw:z-index="16"><draw:object xlink:href="./Object 18" xlink:type="simple" xlink:show="embed" xlink:actuate="onLoad"/><draw:image xlink:href="./ObjectReplacements/Object 18" xlink:type="simple" xlink:show="embed" xlink:actuate="onLoad"/></draw:frame></text:span><text:span text:style-name="T24">.</text:span><draw:frame draw:style-name="fr1" draw:name="对象3" text:anchor-type="as-char" svg:y="-0.377cm" svg:width="0.579cm" svg:height="0.531cm" draw:z-index="2"><draw:object xlink:href="./Object 3" xlink:type="simple" xlink:show="embed" xlink:actuate="onLoad"/><draw:image xlink:href="./ObjectReplacements/Object 3" xlink:type="simple" xlink:show="embed" xlink:actuate="onLoad"/></draw:frame><text:span text:style-name="T9">is the vector of the variables of traffic flow state, environment situations, etc.</text:span><draw:frame draw:style-name="fr1" draw:name="对象4" text:anchor-type="as-char" svg:y="-0.22cm" svg:width="0.614cm" svg:height="0.376cm" draw:z-index="3"><draw:object xlink:href="./Object 4" xlink:type="simple" xlink:show="embed" xlink:actuate="onLoad"/><draw:image xlink:href="./ObjectReplacements/Object 4" xlink:type="simple" xlink:show="embed" xlink:actuate="onLoad"/></draw:frame>,<draw:frame draw:style-name="fr1" draw:name="对象5" text:anchor-type="as-char" svg:y="-0.318cm" svg:width="0.564cm" svg:height="0.471cm" draw:z-index="4"><draw:object xlink:href="./Object 5" xlink:type="simple" xlink:show="embed" xlink:actuate="onLoad"/><draw:image xlink:href="./ObjectReplacements/Object 5" xlink:type="simple" xlink:show="embed" xlink:actuate="onLoad"/></draw:frame><text:span text:style-name="T10">are the parameters waiting for being estimated. </text:span><text:span text:style-name="T10"><draw:frame draw:style-name="fr2" draw:name="对象6" text:anchor-type="as-char" svg:y="-0.217cm" svg:width="0.512cm" svg:height="0.37cm" draw:z-index="5"><draw:object xlink:href="./Object 6" xlink:type="simple" xlink:show="embed" xlink:actuate="onLoad"/><draw:image xlink:href="./ObjectReplacements/Object 6" xlink:type="simple" xlink:show="embed" xlink:actuate="onLoad"/></draw:frame></text:span><text:span text:style-name="T10">is disturbance term. </text:span><text:span text:style-name="T10"><draw:frame draw:style-name="fr1" draw:name="对象7" text:anchor-type="as-char" svg:y="-0.377cm" svg:width="0.326cm" svg:height="0.467cm" draw:z-index="6"><draw:object xlink:href="./Object 7" xlink:type="simple" xlink:show="embed" xlink:actuate="onLoad"/><draw:image xlink:href="./ObjectReplacements/Object 7" xlink:type="simple" xlink:show="embed" xlink:actuate="onLoad"/></draw:frame></text:span><text:span text:style-name="T10">= 1, 2.</text:span></text:p>
      <text:p text:style-name="P15"><text:span text:style-name="T10">I</text:span>f <text:span text:style-name="T10">equation</text:span> <text:span text:style-name="T12">(1)</text:span> and <text:span text:style-name="T12">(2)</text:span> are estimated using OLS separately, the results are biased and incorrect since they violate one of the key assumptions of OLS which is known as uncorrelatedness of regressors and disturbances assumption mentioned above. Because the changes of dependent variables in the two equations <text:span text:style-name="T11">(</text:span><draw:frame draw:style-name="fr1" draw:name="对象8" text:anchor-type="as-char" svg:y="-0.377cm" svg:width="0.559cm" svg:height="0.531cm" draw:z-index="7"><draw:object xlink:href="./Object 8" xlink:type="simple" xlink:show="embed" xlink:actuate="onLoad"/><draw:image xlink:href="./ObjectReplacements/Object 8" xlink:type="simple" xlink:show="embed" xlink:actuate="onLoad"/></draw:frame>in <text:bookmark-start text:name="__DdeLink__75_3524026793"/><text:span text:style-name="T12">(</text:span><text:bookmark-end text:name="__DdeLink__75_3524026793"/><text:span text:style-name="T12">1)</text:span>,<text:span text:style-name="T6"><draw:frame draw:style-name="fr1" draw:name="对象9" text:anchor-type="as-char" svg:y="-0.377cm" svg:width="0.547cm" svg:height="0.531cm" draw:z-index="8"><draw:object xlink:href="./Object 9" xlink:type="simple" xlink:show="embed" xlink:actuate="onLoad"/><draw:image xlink:href="./ObjectReplacements/Object 9" xlink:type="simple" xlink:show="embed" xlink:actuate="onLoad"/></draw:frame></text:span>in <text:span text:style-name="T12">(2)</text:span>) discussed here will influence the value of the independent variables (<draw:frame draw:style-name="fr1" draw:name="对象10" text:anchor-type="as-char" svg:y="-0.377cm" svg:width="0.547cm" svg:height="0.531cm" draw:z-index="9"><draw:object xlink:href="./Object 10" xlink:type="simple" xlink:show="embed" xlink:actuate="onLoad"/><draw:image xlink:href="./ObjectReplacements/Object 10" xlink:type="simple" xlink:show="embed" xlink:actuate="onLoad"/><svg:desc>公式</svg:desc></draw:frame>in <text:span text:style-name="T12">(1) </text:span>and<draw:frame draw:style-name="fr1" draw:name="对象11" text:anchor-type="as-char" svg:y="-0.377cm" svg:width="0.559cm" svg:height="0.531cm" draw:z-index="10"><draw:object xlink:href="./Object 11" xlink:type="simple" xlink:show="embed" xlink:actuate="onLoad"/><draw:image xlink:href="./ObjectReplacements/Object 11" xlink:type="simple" xlink:show="embed" xlink:actuate="onLoad"/><svg:desc>公式</svg:desc></draw:frame>in <text:span text:style-name="T12">(2)</text:span>). That means<draw:frame draw:style-name="fr1" draw:name="对象12" text:anchor-type="as-char" svg:y="-0.377cm" svg:width="0.547cm" svg:height="0.531cm" draw:z-index="11"><draw:object xlink:href="./Object 12" xlink:type="simple" xlink:show="embed" xlink:actuate="onLoad"/><draw:image xlink:href="./ObjectReplacements/Object 12" xlink:type="simple" xlink:show="embed" xlink:actuate="onLoad"/><svg:desc>公式</svg:desc></draw:frame>in <text:span text:style-name="T12">(1) or</text:span><draw:frame draw:style-name="fr1" draw:name="对象13" text:anchor-type="as-char" svg:y="-0.377cm" svg:width="0.559cm" svg:height="0.531cm" draw:z-index="12"><draw:object xlink:href="./Object 13" xlink:type="simple" xlink:show="embed" xlink:actuate="onLoad"/><draw:image xlink:href="./ObjectReplacements/Object 13" xlink:type="simple" xlink:show="embed" xlink:actuate="onLoad"/><svg:desc>公式</svg:desc></draw:frame>in <text:span text:style-name="T12">(2)</text:span> is not fixed in repeated samples. So the independent variable<draw:frame draw:style-name="fr1" draw:name="对象14" text:anchor-type="as-char" svg:y="-0.377cm" svg:width="0.547cm" svg:height="0.531cm" draw:z-index="13"><draw:object xlink:href="./Object 14" xlink:type="simple" xlink:show="embed" xlink:actuate="onLoad"/><draw:image xlink:href="./ObjectReplacements/Object 14" xlink:type="simple" xlink:show="embed" xlink:actuate="onLoad"/><svg:desc>公式</svg:desc></draw:frame>in <text:span text:style-name="T12">(1)</text:span> and<draw:frame draw:style-name="fr1" draw:name="对象15" text:anchor-type="as-char" svg:y="-0.377cm" svg:width="0.559cm" svg:height="0.531cm" draw:z-index="14"><draw:object xlink:href="./Object 15" xlink:type="simple" xlink:show="embed" xlink:actuate="onLoad"/><draw:image xlink:href="./ObjectReplacements/Object 15" xlink:type="simple" xlink:show="embed" xlink:actuate="onLoad"/><svg:desc>公式</svg:desc></draw:frame>in <text:span text:style-name="T12">(2)</text:span> <text:span text:style-name="T11">are</text:span> labeled as endogenous variables in <text:span text:style-name="T12">(1)</text:span> and <text:span text:style-name="T12">(2)</text:span>, respectively. To <text:span text:style-name="T1">summarise</text:span>, using OLS to estimate <text:span text:style-name="T12">(1)</text:span> and <text:span text:style-name="T12">(2)</text:span> separately will produce biased and inconsistent estimates of model parameters.</text:p>
      <text:p text:style-name="P16"><text:span text:style-name="T14">I</text:span>n <text:span text:style-name="T15">V. Shankar and F. Mannering (1998)</text:span>, a structural equations approach is used to model the lane mean speeds and lane speed deviations <text:span text:style-name="T13">where</text:span> three-stage least squares (3SLS) is applied to handle the endogeneity problem. It executes an empirical study based on this approach <text:span text:style-name="T13">in which the relevant data of a six-lane road (three lanes each direction) are loaded including environmental data, temporal data and traffic flow factors</text:span> and <text:span text:style-name="T13">achieves</text:span> considerable results. <text:span text:style-name="T14">However,</text:span> <text:span text:style-name="T14">a</text:span>lthough it copes with the endogeneity of lane mean speeds and speed deviations <text:span text:style-name="T13">giving rise to</text:span> best linear unbiased estimators (BLUE), it <text:span text:style-name="T14">is discussed in very wide time windows (1 hour)</text:span> and a long road segment <text:span text:style-name="T14">that</text:span> may <text:span text:style-name="T1">make it less possible to be applied in practice</text:span>.</text:p>
      <text:p text:style-name="P3">In addition, <text:span text:style-name="T15">Wen Cheng et al. (2018)</text:span> propose <text:span text:style-name="T2">hierarchical models based on Bayesian framework to address the same problem. However, in their empirical study, the influence of trucks in traffic flow doesn’t be considered in their models which may result in unrealistic and unreliable output. And </text:span><text:soft-page-break/><text:span text:style-name="T2">the models are employed in the estimations of mean speeds and speed deviations in two-lane traffic which is not representative. Besides, the interpretation of how the Bayesian framework handles the endogeneity of speeds and speed deviations is not given.</text:span></text:p>
      <text:p text:style-name="P4">To summarize, a more integrated model is needed to model and address the endogeneity of the lane-mean speeds and lane-speed deviations. And then based on a better understanding of the mean speeds and speed deviations on lanes, more studies can be raised to address the safety problems of road traffic, the design problems of roads and so on. So it is meaningful and necessary to follow up this research.</text:p>
      <text:p text:style-name="P17"/>
      <text:p text:style-name="P2">Model <text:span text:style-name="T25">Constructing</text:span></text:p>
      <text:p text:style-name="P18">This re<text:span text:style-name="T17">search </text:span>propose<text:span text:style-name="T18">s</text:span> a structural system of equations to <text:span text:style-name="T18">predict</text:span> the lane-mean speeds and lane-speed deviations <text:span text:style-name="T18">in which </text:span>the endogeneity of variables <text:span text:style-name="T17">is considered</text:span>. <text:span text:style-name="T19">In order to measure the influence of the forward traffic to the traffic upstream in the same lane, a</text:span> <text:span text:style-name="T18">road </text:span>segment is divided into several <text:span text:style-name="T19">smaller segment</text:span>s and <text:span text:style-name="T22">multi-lane kinematic wave (KW) model</text:span> (<text:span text:style-name="T16">J. A. Laval and C. F. Daganzo (2004)</text:span>) is employed to estimate the traffic flow state <text:span text:style-name="T18">(traffic speed, traffic volume, etc.)</text:span> <text:span text:style-name="T19">in</text:span> each cell. And then <text:span text:style-name="T18">based on the estimation results of multi-lane KW model,</text:span> interrelated equations are applied in each cell to estimate model parameters <text:span text:style-name="T19">for the purpose of predicting speeds and speed deviations in next time window of each cell</text:span> where 3SLS is also used to <text:span text:style-name="T18">address</text:span> the <text:span text:style-name="T18">problem of</text:span> endogenous independent variables. <text:span text:style-name="T21">According to </text:span><text:span text:style-name="T16">V. Shankar and F. Mannering (1998),</text:span> lane-mean speed<text:span text:style-name="T20">s</text:span> <text:span text:style-name="T20">are</text:span> determined by not only environmental data, temporal data and traffic flow data, but also the vehicle speeds in adjacent <text:span text:style-name="T21">lanes</text:span>. <text:span text:style-name="T20">And</text:span> lane-speed deviations are related to their <text:span text:style-name="T21">basic</text:span> data <text:span text:style-name="T21">(environmental data, temporal data and traffic flow data)</text:span>, <text:span text:style-name="T21">lane speed deviations and also</text:span> lane mean speeds in adjacent <text:span text:style-name="T21">lanes.</text:span> <text:span text:style-name="T21">Turns to the model constructed in this research, lane-mean speeds are related to their basic data, vehicle speeds in adjacent cells and vehicle data in the next cell in forward, while lane-speed deviations are influenced by their basic data, lane-mean speeds and lane-speed deviations in adjacent cells and nearest cell in forward.</text:span></text:p>
      <text:p text:style-name="P5">As a result, for lane-mean speeds, the equation system can be written as below (the subscript for <text:span text:style-name="T32">the segment</text:span> is not shown),</text:p>
      <text:p text:style-name="P6"><draw:frame draw:style-name="fr1" draw:name="对象20" text:anchor-type="as-char" svg:y="-0.377cm" svg:width="4.152cm" svg:height="0.531cm" draw:z-index="17"><draw:object xlink:href="./Object 20" xlink:type="simple" xlink:show="embed" xlink:actuate="onLoad"/><draw:image xlink:href="./ObjectReplacements/Object 20" xlink:type="simple" xlink:show="embed" xlink:actuate="onLoad"/><svg:desc>公式</svg:desc></draw:frame><text:span text:style-name="T27">(3)</text:span></text:p>
      <text:p text:style-name="P6"/>
      <text:p text:style-name="P8">where<draw:frame draw:style-name="fr1" draw:name="对象26" text:anchor-type="as-char" svg:y="-0.377cm" svg:width="0.326cm" svg:height="0.467cm" draw:z-index="18"><draw:object xlink:href="./Object 26" xlink:type="simple" xlink:show="embed" xlink:actuate="onLoad"/><draw:image xlink:href="./ObjectReplacements/Object 26" xlink:type="simple" xlink:show="embed" xlink:actuate="onLoad"/></draw:frame>is the lane number.<draw:frame draw:style-name="fr1" draw:name="对象27" text:anchor-type="as-char" svg:y="-0.377cm" svg:width="0.494cm" svg:height="0.531cm" draw:z-index="19"><draw:object xlink:href="./Object 27" xlink:type="simple" xlink:show="embed" xlink:actuate="onLoad"/><draw:image xlink:href="./ObjectReplacements/Object 27" xlink:type="simple" xlink:show="embed" xlink:actuate="onLoad"/></draw:frame>is the lane mean speed.<draw:frame draw:style-name="fr1" draw:name="对象28" text:anchor-type="as-char" svg:y="-0.377cm" svg:width="0.579cm" svg:height="0.531cm" draw:z-index="20"><draw:object xlink:href="./Object 28" xlink:type="simple" xlink:show="embed" xlink:actuate="onLoad"/><draw:image xlink:href="./ObjectReplacements/Object 28" xlink:type="simple" xlink:show="embed" xlink:actuate="onLoad"/><svg:desc>公式</svg:desc></draw:frame>is the vector of exogenous <text:s/>variables <text:span text:style-name="T26">that affect lane-mean speed.</text:span><text:span text:style-name="T26"><draw:frame draw:style-name="fr1" draw:name="对象29" text:anchor-type="as-char" svg:y="-0.377cm" svg:width="0.536cm" svg:height="0.531cm" draw:z-index="21"><draw:object xlink:href="./Object 29" xlink:type="simple" xlink:show="embed" xlink:actuate="onLoad"/><draw:image xlink:href="./ObjectReplacements/Object 29" xlink:type="simple" xlink:show="embed" xlink:actuate="onLoad"/><svg:desc>公式</svg:desc></draw:frame></text:span><text:span text:style-name="T26">is the vector of endogenous variables including mean speeds in the lanes adjacent to lane</text:span><text:span text:style-name="T26"><draw:frame draw:style-name="fr1" draw:name="对象30" text:anchor-type="as-char" svg:y="-0.377cm" svg:width="0.326cm" svg:height="0.467cm" draw:z-index="22"><draw:object xlink:href="./Object 30" xlink:type="simple" xlink:show="embed" xlink:actuate="onLoad"/><draw:image xlink:href="./ObjectReplacements/Object 30" xlink:type="simple" xlink:show="embed" xlink:actuate="onLoad"/><svg:desc>公式</svg:desc></draw:frame></text:span><text:span text:style-name="T26">and mean speed of next segment in lane</text:span><text:span text:style-name="T26"><draw:frame draw:style-name="fr1" draw:name="对象31" text:anchor-type="as-char" svg:y="-0.377cm" svg:width="0.326cm" svg:height="0.467cm" draw:z-index="23"><draw:object xlink:href="./Object 31" xlink:type="simple" xlink:show="embed" xlink:actuate="onLoad"/><draw:image xlink:href="./ObjectReplacements/Object 31" xlink:type="simple" xlink:show="embed" xlink:actuate="onLoad"/><svg:desc>公式</svg:desc></draw:frame></text:span><text:span text:style-name="T26">.</text:span><text:span text:style-name="T26"><draw:frame draw:style-name="fr1" draw:name="对象32" text:anchor-type="as-char" svg:y="-0.377cm" svg:width="1.757cm" svg:height="0.531cm" draw:z-index="24"><draw:object xlink:href="./Object 32" xlink:type="simple" xlink:show="embed" xlink:actuate="onLoad"/><draw:image xlink:href="./ObjectReplacements/Object 32" xlink:type="simple" xlink:show="embed" xlink:actuate="onLoad"/></draw:frame></text:span><text:span text:style-name="T26">are estimable coefficients. </text:span><text:span text:style-name="T26"><draw:frame draw:style-name="fr1" draw:name="对象33" text:anchor-type="as-char" svg:y="-0.217cm" svg:width="0.512cm" svg:height="0.37cm" draw:z-index="25"><draw:object xlink:href="./Object 33" xlink:type="simple" xlink:show="embed" xlink:actuate="onLoad"/><draw:image xlink:href="./ObjectReplacements/Object 33" xlink:type="simple" xlink:show="embed" xlink:actuate="onLoad"/></draw:frame></text:span><text:span text:style-name="T26">is disturbance term.</text:span></text:p>
      <text:p text:style-name="P9">Similarly, the equation system for lane-speed deviations can be written as below (subscript for segment is not shown),</text:p>
      <text:p text:style-name="P7"><draw:frame draw:style-name="fr1" draw:name="对象35" text:anchor-type="as-char" svg:y="-0.377cm" svg:width="4.433cm" svg:height="0.531cm" draw:z-index="26"><draw:object xlink:href="./Object 35" xlink:type="simple" xlink:show="embed" xlink:actuate="onLoad"/><draw:image xlink:href="./ObjectReplacements/Object 35" xlink:type="simple" xlink:show="embed" xlink:actuate="onLoad"/><svg:desc>公式</svg:desc></draw:frame><text:span text:style-name="T28">(4)</text:span></text:p>
      <text:p text:style-name="P7"/>
      <text:p text:style-name="P19"><text:span text:style-name="T25">where</text:span><text:span text:style-name="T25"><draw:frame draw:style-name="fr1" draw:name="对象16" text:anchor-type="as-char" svg:y="-0.377cm" svg:width="0.326cm" svg:height="0.467cm" draw:z-index="27"><draw:object xlink:href="./Object 16" xlink:type="simple" xlink:show="embed" xlink:actuate="onLoad"/><draw:image xlink:href="./ObjectReplacements/Object 16" xlink:type="simple" xlink:show="embed" xlink:actuate="onLoad"/><svg:desc>公式</svg:desc></draw:frame></text:span><text:span text:style-name="T25">is the lane number.</text:span><text:span text:style-name="T25"><draw:frame draw:style-name="fr1" draw:name="对象19" text:anchor-type="as-char" svg:y="-0.226cm" svg:width="0.626cm" svg:height="0.379cm" draw:z-index="28"><draw:object xlink:href="./Object 19" xlink:type="simple" xlink:show="embed" xlink:actuate="onLoad"/><draw:image xlink:href="./ObjectReplacements/Object 19" xlink:type="simple" xlink:show="embed" xlink:actuate="onLoad"/><svg:desc>公式</svg:desc></draw:frame></text:span><text:span text:style-name="T25">is the standard deviation of speed in lane</text:span><text:span text:style-name="T25"><draw:frame draw:style-name="fr1" draw:name="对象37" text:anchor-type="as-char" svg:y="-0.377cm" svg:width="0.326cm" svg:height="0.467cm" draw:z-index="35"><draw:object xlink:href="./Object 37" xlink:type="simple" xlink:show="embed" xlink:actuate="onLoad"/><draw:image xlink:href="./ObjectReplacements/Object 37" xlink:type="simple" xlink:show="embed" xlink:actuate="onLoad"/><svg:desc>公式</svg:desc></draw:frame></text:span><text:span text:style-name="T25">.</text:span><text:span text:style-name="T25"><draw:frame draw:style-name="fr1" draw:name="对象21" text:anchor-type="as-char" svg:y="-0.377cm" svg:width="0.619cm" svg:height="0.531cm" draw:z-index="29"><draw:object xlink:href="./Object 21" xlink:type="simple" xlink:show="embed" xlink:actuate="onLoad"/><draw:image xlink:href="./ObjectReplacements/Object 21" xlink:type="simple" xlink:show="embed" xlink:actuate="onLoad"/><svg:desc>公式</svg:desc></draw:frame></text:span><text:span text:style-name="T25">is the vector of exogenous variables that affect lane-speed deviation.</text:span><text:span text:style-name="T25"><draw:frame draw:style-name="fr1" draw:name="对象22" text:anchor-type="as-char" svg:y="-0.286cm" svg:width="0.635cm" svg:height="0.439cm" draw:z-index="30"><draw:object xlink:href="./Object 22" xlink:type="simple" xlink:show="embed" xlink:actuate="onLoad"/><draw:image xlink:href="./ObjectReplacements/Object 22" xlink:type="simple" xlink:show="embed" xlink:actuate="onLoad"/><svg:desc>公式</svg:desc></draw:frame></text:span><text:span text:style-name="T25">is the vector of endogenous variables including mean speeds, speed deviations in the lanes adjacent to lane</text:span><text:span text:style-name="T25"><draw:frame draw:style-name="fr1" draw:name="对象23" text:anchor-type="as-char" svg:y="-0.377cm" svg:width="0.326cm" svg:height="0.467cm" draw:z-index="31"><draw:object xlink:href="./Object 23" xlink:type="simple" xlink:show="embed" xlink:actuate="onLoad"/><draw:image xlink:href="./ObjectReplacements/Object 23" xlink:type="simple" xlink:show="embed" xlink:actuate="onLoad"/><svg:desc>公式</svg:desc></draw:frame></text:span><text:span text:style-name="T25">and next segment in lane</text:span><text:span text:style-name="T25"><draw:frame draw:style-name="fr1" draw:name="对象24" text:anchor-type="as-char" svg:y="-0.377cm" svg:width="0.326cm" svg:height="0.467cm" draw:z-index="32"><draw:object xlink:href="./Object 24" xlink:type="simple" xlink:show="embed" xlink:actuate="onLoad"/><draw:image xlink:href="./ObjectReplacements/Object 24" xlink:type="simple" xlink:show="embed" xlink:actuate="onLoad"/><svg:desc>公式</svg:desc></draw:frame></text:span><text:span text:style-name="T25">.</text:span><text:span text:style-name="T25"><draw:frame draw:style-name="fr1" draw:name="对象25" text:anchor-type="as-char" svg:y="-0.377cm" svg:width="1.744cm" svg:height="0.531cm" draw:z-index="33"><draw:object xlink:href="./Object 25" xlink:type="simple" xlink:show="embed" xlink:actuate="onLoad"/><draw:image xlink:href="./ObjectReplacements/Object 25" xlink:type="simple" xlink:show="embed" xlink:actuate="onLoad"/><svg:desc>公式</svg:desc></draw:frame></text:span><text:span text:style-name="T25">are estimable coefficients. </text:span><text:span text:style-name="T25"><draw:frame draw:style-name="fr1" draw:name="对象34" text:anchor-type="as-char" svg:y="-0.219cm" svg:width="0.566cm" svg:height="0.372cm" draw:z-index="34"><draw:object xlink:href="./Object 34" xlink:type="simple" xlink:show="embed" xlink:actuate="onLoad"/><draw:image xlink:href="./ObjectReplacements/Object 34" xlink:type="simple" xlink:show="embed" xlink:actuate="onLoad"/><svg:desc>公式</svg:desc></draw:frame></text:span><text:span text:style-name="T25">is disturbance term.</text:span></text:p>
      <text:p text:style-name="P12">In order to obtain unbiased and consistent results in estimating equation <text:span text:style-name="T28">(3)</text:span> and equation <text:span text:style-name="T28">(4)</text:span> both of which contain endogenous independent variables, 3SLS is appropriate. <text:span text:style-name="T29">The executing procedure can be seen as follow,</text:span></text:p>
      <text:p text:style-name="P10">Stage 1: Getting two-stage least squares (2SLS) estimates of the model system;</text:p>
      <text:p text:style-name="P10">Stage 2: Applying the estimates from Stage 1 to c<text:span text:style-name="T30">alculate</text:span> the disturbances of the system;</text:p>
      <text:p text:style-name="P10">Stage 3: Generalized least squares is used to <text:span text:style-name="T30">compute coefficients.</text:span></text:p>
      <text:p text:style-name="P11"><text:soft-page-break/>And the procedure of 2SLS is shown below,</text:p>
      <text:p text:style-name="P11">Stage 1: Endogenous variables regressed against exogenous variables;</text:p>
      <text:p text:style-name="P11">Stage 2: Treating the results of Stage 1 as instruments and then estimating each equation by OLS.</text:p>
      <text:p text:style-name="P11">Attributed to some standard statistical software packages which contain 3SLS, it is not a trouble to apply 3SLS to analyst <text:span text:style-name="T31">relevant problem anymore.</text:span></text:p>
      <text:p text:style-name="P22"/>
      <text:p text:style-name="P2">Empirical Study</text:p>
      <text:p text:style-name="P24">An empirical test is researched rely on the data from Caltrans Performance Measurement System (PeMS). Based on this empirical study, a comparison between the results of the model constructed in this research and the model proposed in <text:span text:style-name="T15">V. Shankar and F. Mannering (1998)</text:span> will be given. And an analysis of superiority and shortcomings is expecte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Unicode MS1" svg:font-family="'Arial Unicode MS'"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9:57:56.757000000</meta:creation-date>
    <dc:date>2018-12-31T09:44:01.437000000</dc:date>
    <meta:editing-duration>PT1H44M48S</meta:editing-duration>
    <meta:editing-cycles>14</meta:editing-cycles>
    <meta:generator>LibreOffice/6.1.3.2$Windows_X86_64 LibreOffice_project/86daf60bf00efa86ad547e59e09d6bb77c699acb</meta:generator>
    <meta:document-statistic meta:table-count="0" meta:image-count="0" meta:object-count="36" meta:page-count="3" meta:paragraph-count="30" meta:word-count="1209" meta:character-count="7736" meta:non-whitespace-character-count="6555"/>
  </office:meta>
</office:document-meta>
</file>

<file path=Object 1/content.xml><?xml version="1.0" encoding="utf-8"?>
<math xmlns="http://www.w3.org/1998/Math/MathML" display="block">
  <semantics>
    <mrow>
      <mrow/>
      <mrow>
        <msub>
          <mi>u</mi>
          <mn>1</mn>
        </msub>
        <mo stretchy="false">=</mo>
        <mrow>
          <mrow>
            <mstyle mathvariant="bold">
              <msub>
                <mi>α</mi>
                <mn>1</mn>
              </msub>
            </mstyle>
            <mo stretchy="false">⋅</mo>
            <mstyle mathvariant="bold">
              <msub>
                <mi>Z</mi>
                <mn>1</mn>
              </msub>
            </mstyle>
          </mrow>
          <mo stretchy="false">+</mo>
          <mrow>
            <msub>
              <mi>λ</mi>
              <mn>1</mn>
            </msub>
            <mo stretchy="false">⋅</mo>
            <msub>
              <mi>u</mi>
              <mn>2</mn>
            </msub>
          </mrow>
          <mo stretchy="false">+</mo>
          <msub>
            <mi>ε</mi>
            <mn>1</mn>
          </msub>
        </mrow>
      </mrow>
    </mrow>
    <annotation encoding="StarMath 5.0"> {} u_{1} =  { bold %ialpha _{1}}  cdot bold Z _{1}  + %ilambda _{1} cdot u_{2}   + %ivarepsilon _{1}  </annotation>
  </semantics>
</math>
</file>

<file path=Object 10/content.xml><?xml version="1.0" encoding="utf-8"?>
<math xmlns="http://www.w3.org/1998/Math/MathML" display="block">
  <semantics>
    <msub>
      <mi>u</mi>
      <mn>2</mn>
    </msub>
    <annotation encoding="StarMath 5.0">u _{ 2}</annotation>
  </semantics>
</math>
</file>

<file path=Object 11/content.xml><?xml version="1.0" encoding="utf-8"?>
<math xmlns="http://www.w3.org/1998/Math/MathML" display="block">
  <semantics>
    <msub>
      <mi>u</mi>
      <mn>1</mn>
    </msub>
    <annotation encoding="StarMath 5.0">u _{ 1 }</annotation>
  </semantics>
</math>
</file>

<file path=Object 12/content.xml><?xml version="1.0" encoding="utf-8"?>
<math xmlns="http://www.w3.org/1998/Math/MathML" display="block">
  <semantics>
    <msub>
      <mi>u</mi>
      <mn>2</mn>
    </msub>
    <annotation encoding="StarMath 5.0">u _{ 2}</annotation>
  </semantics>
</math>
</file>

<file path=Object 13/content.xml><?xml version="1.0" encoding="utf-8"?>
<math xmlns="http://www.w3.org/1998/Math/MathML" display="block">
  <semantics>
    <msub>
      <mi>u</mi>
      <mn>1</mn>
    </msub>
    <annotation encoding="StarMath 5.0">u _{ 1 }</annotation>
  </semantics>
</math>
</file>

<file path=Object 14/content.xml><?xml version="1.0" encoding="utf-8"?>
<math xmlns="http://www.w3.org/1998/Math/MathML" display="block">
  <semantics>
    <msub>
      <mi>u</mi>
      <mn>2</mn>
    </msub>
    <annotation encoding="StarMath 5.0">u _{ 2}</annotation>
  </semantics>
</math>
</file>

<file path=Object 15/content.xml><?xml version="1.0" encoding="utf-8"?>
<math xmlns="http://www.w3.org/1998/Math/MathML" display="block">
  <semantics>
    <msub>
      <mi>u</mi>
      <mn>1</mn>
    </msub>
    <annotation encoding="StarMath 5.0">u _{ 1 }</annotation>
  </semantics>
</math>
</file>

<file path=Object 16/content.xml><?xml version="1.0" encoding="utf-8"?>
<math xmlns="http://www.w3.org/1998/Math/MathML" display="block">
  <semantics>
    <mi>i</mi>
    <annotation encoding="StarMath 5.0">i</annotation>
  </semantics>
</math>
</file>

<file path=Object 17/content.xml><?xml version="1.0" encoding="utf-8"?>
<math xmlns="http://www.w3.org/1998/Math/MathML" display="block">
  <semantics>
    <msub>
      <mi>u</mi>
      <mi>i</mi>
    </msub>
    <annotation encoding="StarMath 5.0">u_{i}</annotation>
  </semantics>
</math>
</file>

<file path=Object 18/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sub>
      <mi>σ</mi>
      <mi>i</mi>
    </msub>
    <annotation encoding="StarMath 5.0">%isigma _{i}</annotation>
  </semantics>
</math>
</file>

<file path=Object 2/content.xml><?xml version="1.0" encoding="utf-8"?>
<math xmlns="http://www.w3.org/1998/Math/MathML" display="block">
  <semantics>
    <mrow>
      <mrow/>
      <mrow>
        <msub>
          <mi>u</mi>
          <mn>2</mn>
        </msub>
        <mo stretchy="false">=</mo>
        <mrow>
          <mrow>
            <mstyle mathvariant="bold">
              <msub>
                <mi>α</mi>
                <mn>2</mn>
              </msub>
            </mstyle>
            <mo stretchy="false">⋅</mo>
            <mstyle mathvariant="bold">
              <msub>
                <mi>Z</mi>
                <mn>2</mn>
              </msub>
            </mstyle>
          </mrow>
          <mo stretchy="false">+</mo>
          <mrow>
            <msub>
              <mi>λ</mi>
              <mn>2</mn>
            </msub>
            <mo stretchy="false">⋅</mo>
            <msub>
              <mi>u</mi>
              <mn>1</mn>
            </msub>
          </mrow>
          <mo stretchy="false">+</mo>
          <msub>
            <mi>ε</mi>
            <mn>2</mn>
          </msub>
        </mrow>
      </mrow>
    </mrow>
    <annotation encoding="StarMath 5.0"> {} u_{2} =  {bold { %ialpha  _{2}}}  cdot bold Z _{2}  + %ilambda _{2} cdot u_{1}   + %ivarepsilon _{2}  </annotation>
  </semantics>
</math>
</file>

<file path=Object 20/content.xml><?xml version="1.0" encoding="utf-8"?>
<math xmlns="http://www.w3.org/1998/Math/MathML" display="block">
  <semantics>
    <mrow>
      <mrow/>
      <mrow>
        <msub>
          <mi>u</mi>
          <mi>i</mi>
        </msub>
        <mo stretchy="false">=</mo>
        <mrow>
          <mrow>
            <mrow>
              <msub>
                <mi>β</mi>
                <mi>i</mi>
              </msub>
              <mo stretchy="false">+</mo>
              <mstyle mathvariant="bold">
                <msub>
                  <mi>α</mi>
                  <mi>i</mi>
                </msub>
              </mstyle>
            </mrow>
            <mo stretchy="false">⋅</mo>
            <mstyle mathvariant="bold">
              <msub>
                <mi>Z</mi>
                <mi>i</mi>
              </msub>
            </mstyle>
          </mrow>
          <mo stretchy="false">+</mo>
          <mrow>
            <mstyle mathvariant="bold">
              <msub>
                <mi>λ</mi>
                <mi>i</mi>
              </msub>
            </mstyle>
            <mo stretchy="false">⋅</mo>
            <mstyle mathvariant="bold">
              <mover accent="true">
                <msub>
                  <mi>u</mi>
                  <mi>i</mi>
                </msub>
                <mo stretchy="false">¯</mo>
              </mover>
            </mstyle>
          </mrow>
          <mo stretchy="false">+</mo>
          <msub>
            <mi>ε</mi>
            <mi>i</mi>
          </msub>
        </mrow>
      </mrow>
    </mrow>
    <annotation encoding="StarMath 5.0"> {} u_{i} =  {  %beta _{i} + bold %ialpha _{i}}  cdot bold Z _{i}  + bold %ilambda _{i} cdot bold bar u _{i}   + %ivarepsilon _{i}  </annotation>
  </semantics>
</math>
</file>

<file path=Object 21/content.xml><?xml version="1.0" encoding="utf-8"?>
<math xmlns="http://www.w3.org/1998/Math/MathML" display="block">
  <semantics>
    <mstyle mathvariant="bold">
      <msub>
        <mi>V</mi>
        <mi>i</mi>
      </msub>
    </mstyle>
    <annotation encoding="StarMath 5.0">bold V_{i }</annotation>
  </semantics>
</math>
</file>

<file path=Object 22/content.xml><?xml version="1.0" encoding="utf-8"?>
<math xmlns="http://www.w3.org/1998/Math/MathML" display="block">
  <semantics>
    <mover accent="true">
      <mstyle mathvariant="bold">
        <msub>
          <mi>σ</mi>
          <mi>i</mi>
        </msub>
      </mstyle>
      <mo stretchy="false">¯</mo>
    </mover>
    <annotation encoding="StarMath 5.0">bar bold %isigma _{i }</annotation>
  </semantics>
</math>
</file>

<file path=Object 23/content.xml><?xml version="1.0" encoding="utf-8"?>
<math xmlns="http://www.w3.org/1998/Math/MathML" display="block">
  <semantics>
    <mi>i</mi>
    <annotation encoding="StarMath 5.0">i</annotation>
  </semantics>
</math>
</file>

<file path=Object 24/content.xml><?xml version="1.0" encoding="utf-8"?>
<math xmlns="http://www.w3.org/1998/Math/MathML" display="block">
  <semantics>
    <mi>i</mi>
    <annotation encoding="StarMath 5.0">i</annotation>
  </semantics>
</math>
</file>

<file path=Object 25/content.xml><?xml version="1.0" encoding="utf-8"?>
<math xmlns="http://www.w3.org/1998/Math/MathML" display="block">
  <semantics>
    <mrow>
      <msub>
        <mi>ρ</mi>
        <mi>i</mi>
      </msub>
      <mi>,</mi>
      <mstyle mathvariant="bold">
        <msub>
          <mi>η</mi>
          <mi>i</mi>
        </msub>
      </mstyle>
      <mi>,</mi>
      <mstyle mathvariant="bold">
        <msub>
          <mi>ω</mi>
          <mi>i</mi>
        </msub>
      </mstyle>
    </mrow>
    <annotation encoding="StarMath 5.0"> %irho  _{i},bold %ieta  _{i},bold %iomega_{i}</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sub>
      <mi>u</mi>
      <mi>i</mi>
    </msub>
    <annotation encoding="StarMath 5.0">u _{i }</annotation>
  </semantics>
</math>
</file>

<file path=Object 28/content.xml><?xml version="1.0" encoding="utf-8"?>
<math xmlns="http://www.w3.org/1998/Math/MathML" display="block">
  <semantics>
    <mstyle mathvariant="bold">
      <msub>
        <mi>Z</mi>
        <mi>i</mi>
      </msub>
    </mstyle>
    <annotation encoding="StarMath 5.0">bold Z_{i }</annotation>
  </semantics>
</math>
</file>

<file path=Object 29/content.xml><?xml version="1.0" encoding="utf-8"?>
<math xmlns="http://www.w3.org/1998/Math/MathML" display="block">
  <semantics>
    <mover accent="true">
      <mstyle mathvariant="bold">
        <msub>
          <mi>u</mi>
          <mi>i</mi>
        </msub>
      </mstyle>
      <mo stretchy="false">¯</mo>
    </mover>
    <annotation encoding="StarMath 5.0">bar bold u _{i }</annotation>
  </semantics>
</math>
</file>

<file path=Object 3/content.xml><?xml version="1.0" encoding="utf-8"?>
<math xmlns="http://www.w3.org/1998/Math/MathML" display="block">
  <semantics>
    <mstyle mathvariant="bold">
      <msub>
        <mi>Z</mi>
        <mi>i</mi>
      </msub>
    </mstyle>
    <annotation encoding="StarMath 5.0"> bold Z _{i}</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sub>
        <mi>β</mi>
        <mi>i</mi>
      </msub>
      <mi>,</mi>
      <mstyle mathvariant="bold">
        <msub>
          <mi>α</mi>
          <mi>i</mi>
        </msub>
      </mstyle>
      <mi>,</mi>
      <mstyle mathvariant="bold">
        <msub>
          <mi>λ</mi>
          <mi>i</mi>
        </msub>
      </mstyle>
    </mrow>
    <annotation encoding="StarMath 5.0">%beta_{ i },bold %alpha_{ i },bold %ilambda_{ i }</annotation>
  </semantics>
</math>
</file>

<file path=Object 33/content.xml><?xml version="1.0" encoding="utf-8"?>
<math xmlns="http://www.w3.org/1998/Math/MathML" display="block">
  <semantics>
    <msub>
      <mi>ε</mi>
      <mi>i</mi>
    </msub>
    <annotation encoding="StarMath 5.0">%ivarepsilon_{ i }</annotation>
  </semantics>
</math>
</file>

<file path=Object 34/content.xml><?xml version="1.0" encoding="utf-8"?>
<math xmlns="http://www.w3.org/1998/Math/MathML" display="block">
  <semantics>
    <msub>
      <mi>ν</mi>
      <mi>i</mi>
    </msub>
    <annotation encoding="StarMath 5.0"> %inu  _{i}</annotation>
  </semantics>
</math>
</file>

<file path=Object 35/content.xml><?xml version="1.0" encoding="utf-8"?>
<math xmlns="http://www.w3.org/1998/Math/MathML" display="block">
  <semantics>
    <mrow>
      <mrow/>
      <mrow>
        <msub>
          <mi>σ</mi>
          <mi>i</mi>
        </msub>
        <mo stretchy="false">=</mo>
        <mrow>
          <mrow>
            <mrow>
              <msub>
                <mi>ρ</mi>
                <mi>i</mi>
              </msub>
              <mo stretchy="false">+</mo>
              <mstyle mathvariant="bold">
                <msub>
                  <mi>η</mi>
                  <mi>i</mi>
                </msub>
              </mstyle>
            </mrow>
            <mo stretchy="false">⋅</mo>
            <mstyle mathvariant="bold">
              <msub>
                <mi>V</mi>
                <mi>i</mi>
              </msub>
            </mstyle>
          </mrow>
          <mo stretchy="false">+</mo>
          <mrow>
            <mstyle mathvariant="bold">
              <msub>
                <mi>ω</mi>
                <mi>i</mi>
              </msub>
            </mstyle>
            <mo stretchy="false">⋅</mo>
            <mstyle mathvariant="bold">
              <mover accent="true">
                <msub>
                  <mi>σ</mi>
                  <mi>i</mi>
                </msub>
                <mo stretchy="false">¯</mo>
              </mover>
            </mstyle>
          </mrow>
          <mo stretchy="false">+</mo>
          <msub>
            <mi>ν</mi>
            <mi>i</mi>
          </msub>
        </mrow>
      </mrow>
    </mrow>
    <annotation encoding="StarMath 5.0"> {}  %isigma _{i} =  {   %irho  _{i} + bold %ieta  _{i}}  cdot bold V _{i} + bold %iomega_{i} cdot bold bar %isigma_{i}   + %inu  _{i}  </annotation>
  </semantics>
</math>
</file>

<file path=Object 37/content.xml><?xml version="1.0" encoding="utf-8"?>
<math xmlns="http://www.w3.org/1998/Math/MathML" display="block">
  <semantics>
    <mi>i</mi>
    <annotation encoding="StarMath 5.0">i</annotation>
  </semantics>
</math>
</file>

<file path=Object 4/content.xml><?xml version="1.0" encoding="utf-8"?>
<math xmlns="http://www.w3.org/1998/Math/MathML" display="block">
  <semantics>
    <mstyle mathvariant="bold">
      <msub>
        <mi>α</mi>
        <mi>i</mi>
      </msub>
    </mstyle>
    <annotation encoding="StarMath 5.0">bold {%ialpha _{i}}</annotation>
  </semantics>
</math>
</file>

<file path=Object 5/content.xml><?xml version="1.0" encoding="utf-8"?>
<math xmlns="http://www.w3.org/1998/Math/MathML" display="block">
  <semantics>
    <msub>
      <mi>λ</mi>
      <mi>i</mi>
    </msub>
    <annotation encoding="StarMath 5.0">%ilambda _{i}</annotation>
  </semantics>
</math>
</file>

<file path=Object 6/content.xml><?xml version="1.0" encoding="utf-8"?>
<math xmlns="http://www.w3.org/1998/Math/MathML" display="block">
  <semantics>
    <msub>
      <mi>ε</mi>
      <mi>i</mi>
    </msub>
    <annotation encoding="StarMath 5.0">%ivarepsilon _{ i }</annotation>
  </semantics>
</math>
</file>

<file path=Object 7/content.xml><?xml version="1.0" encoding="utf-8"?>
<math xmlns="http://www.w3.org/1998/Math/MathML" display="block">
  <semantics>
    <mi>i</mi>
    <annotation encoding="StarMath 5.0">i</annotation>
  </semantics>
</math>
</file>

<file path=Object 8/content.xml><?xml version="1.0" encoding="utf-8"?>
<math xmlns="http://www.w3.org/1998/Math/MathML" display="block">
  <semantics>
    <msub>
      <mi>u</mi>
      <mn>1</mn>
    </msub>
    <annotation encoding="StarMath 5.0">u _{ 1 }</annotation>
  </semantics>
</math>
</file>

<file path=Object 9/content.xml><?xml version="1.0" encoding="utf-8"?>
<math xmlns="http://www.w3.org/1998/Math/MathML" display="block">
  <semantics>
    <msub>
      <mi>u</mi>
      <mn>2</mn>
    </msub>
    <annotation encoding="StarMath 5.0">u _{ 2}</annotation>
  </semantics>
</math>
</file>